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normal" fo:background-color="#ffffff" style:font-weight-asian="normal" style:font-weight-complex="normal"/>
    </style:style>
    <style:style style:name="P2" style:family="paragraph" style:parent-style-name="Standard">
      <style:text-properties style:font-name="Ubuntu" fo:font-weight="normal" fo:background-color="#ffffff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style:font-weight-asian="normal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2</text:p>
      <text:p text:style-name="P1">Criação de Consultas Simples</text:p>
      <text:p text:style-name="P1">Descrição: Considerando o esquema de dados apresentado abaixo, que modela uma mecânica automotiva e está disponível na página da disciplina, faça a especificação dos comandos SQL para manipulações e consultas.</text:p>
      <text:p text:style-name="P1">Esquema:</text:p>
      <text:p text:style-name="P1">Setor (cods, nome)</text:p>
      <text:p text:style-name="P1">Mecanico (codm, cpf, nome, idade, endereco, cidade, funcao, cods)</text:p>
      <text:p text:style-name="P1">    cods referencia Setor</text:p>
      <text:p text:style-name="P1">Veiculo (codv, renavam, modelo, marca, ano, quilometragem)</text:p>
      <text:p text:style-name="P1">Cliente(codc, cpf, nome, idade, endereco, cidade, codv)</text:p>
      <text:p text:style-name="P1">    codv referencia Veiculo</text:p>
      <text:p text:style-name="P1">Conserto (codm, codv, data, hora)</text:p>
      <text:p text:style-name="P1">    codm referencia Mecanico</text:p>
      <text:p text:style-name="P1">    codv referencia Veiculo</text:p>
      <text:p text:style-name="P1">Consultas:</text:p>
      <text:p text:style-name="P1">Antes de iniciar as consultas, certifique-se que o esquema foi criado corretamente e todas as informações tenham sido inseridas.</text:p>
      <text:p text:style-name="P1">1)      Recupere o nome e o endereço de cada cliente.</text:p>
      <text:p text:style-name="P1">2)      Recupere o nome e a função dos mecânicos que trabalham no setor número 2 (cods 2).</text:p>
      <text:p text:style-name="P1">3)      Recupere o CPF e o nome de todos os mecânicos que são clientes da oficina (utilize operação de conjuntos).</text:p>
      <text:p text:style-name="P1">4)      Recupere as cidades das quais os mecânicos e clientes são oriundos.</text:p>
      <text:p text:style-name="P1">5)      Recupere as marcas distintas dos veículos dos clientes que moram em Joinville.</text:p>
      <text:p text:style-name="P1">6)      Recupere as funções distintas dos mecânicos da oficina.</text:p>
      <text:p text:style-name="P1">7)      Recupere todas as informações dos clientes que têm idade maior que 25 anos.</text:p>
      <text:p text:style-name="P1">8)      Recupere o CPF e o nome dos mecânicos que trabalham no setor de mecânica.</text:p>
      <text:p text:style-name="P1">9)      Recupere o CPF e nome dos mecânicos que trabalharam no dia 13/06/2014.</text:p>
      <text:p text:style-name="P1">10)  Recupere o nome do cliente, o modelo do seu veículo, o nome do mecânico e sua função para todos os consertos realizados (utilize join para realizar a junção).</text:p>
      <text:p text:style-name="P1">11)  Recupere o nome do mecânico, o nome do cliente e a hora do conserto para as serviços realizados no dia 19/06/2014 (utilize join para realizar a junção).</text:p>
      <text:p text:style-name="P1">12)   Recupere o código e o nome dos setores que foram utilizados entre os dias 12/06/2014 e 14/06/2014 (utilize join para realizar a junção).</text:p>
      <text:p text:style-name="P1"/>
      <text:p text:style-name="P3">1)select nome, endereco from cliente</text:p>
      <text:p text:style-name="Text_20_body"/>
      <text:p text:style-name="P4">2)select nome, funcao from Mecanico m where m.cods = 2</text:p>
      <text:p text:style-name="Text_20_body"/>
      <text:p text:style-name="P4">3)select m.cpf, m.nome from mecanico m intersect select c.cpf, c.nome from cliente c</text:p>
      <text:p text:style-name="Text_20_body"><text:soft-page-break/></text:p>
      <text:p text:style-name="P5">4- SELECT DISTINCT M.cidade FROM mecanico AS M WHERE M.cidade in (select cidade FROM Cliente)</text:p>
      <text:p text:style-name="P4">5 - SELECT DISTINCT V.marca FROM Veiculo AS V, Cliente AS C WHERE C.cidade = 'Joinville' AND C.codv = V.codv </text:p>
      <text:p text:style-name="Text_20_body"/>
      <text:p text:style-name="P4">6)select m.funcao from mecanico m</text:p>
      <text:p text:style-name="Text_20_body"/>
      <text:p text:style-name="P4">7)select * from cliente c where c.idade &gt; 25</text:p>
      <text:p text:style-name="Text_20_body"/>
      <text:p text:style-name="P4">8) select m.cpf, m.nome,s.nome from mecanico m join setor s using (cods) where s.nome like 'Mec%'</text:p>
      <text:p text:style-name="Text_20_body"/>
      <text:p text:style-name="P4">9) select m.cpf,m.nome,c.data from mecanico m join conserto c using (codm) where c.data = '13-06-2014'</text:p>
      <text:p text:style-name="Text_20_body"/>
      <text:p text:style-name="P4">10) select cli.nome, v.modelo,m.nome,m.funcao from cliente cli join veiculo v using (codv) join conserto c using (codv) join mecanico m using (codm) </text:p>
      <text:p text:style-name="Text_20_body"/>
      <text:p text:style-name="P4">11)select m.nome, cli.nome,c.hora from mecanico m join conserto c using (codm) join veiculo v using (codv) join cliente cli using (codv) where c.data = '19/06/2014'</text:p>
      <text:p text:style-name="Text_20_body"><text:line-break/><text:span text:style-name="T1">12)select distinct s.cods, s.nome from setor s join mecanico m using (cods) join conserto c using (codm) where data between '12/06/2014' and '14/06/2014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20:18:14.558737008</meta:creation-date>
    <dc:date>2015-08-15T09:38:02.910920553</dc:date>
    <meta:editing-duration>PT3M51S</meta:editing-duration>
    <meta:editing-cycles>2</meta:editing-cycles>
    <meta:generator>LibreOffice/5.0.0.5$Linux_X86_64 LibreOffice_project/00m0$Build-5</meta:generator>
    <meta:document-statistic meta:table-count="0" meta:image-count="0" meta:object-count="0" meta:page-count="2" meta:paragraph-count="39" meta:word-count="482" meta:character-count="3034" meta:non-whitespace-character-count="2523"/>
  </office:meta>
</office:document-meta>
</file>